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" svg:font-family="'Segoe U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/>274 Wellington Road</text:p>
      <text:p text:style-name="P1"><text:s/>Wainuiomata</text:p>
      <text:p text:style-name="P1"><text:s/>Lower Hutt</text:p>
      <text:p text:style-name="P1"/>
      <text:p text:style-name="P1"/>
      <text:p text:style-name="P1"><text:s/>To whom it may concern, </text:p>
      <text:p text:style-name="P1"><text:s text:c="2"/>I am very interested in applying for a security guard role within your company. I have a full <text:s text:c="2"/></text:p>
      <text:p text:style-name="P1"><text:s text:c="2"/>drivers license and have no criminal convictions.</text:p>
      <text:p text:style-name="P1"/>
      <text:p text:style-name="P1"><text:s/>I am a reliable, trustworthy and calm person. </text:p>
      <text:p text:style-name="P1"/>
      <text:p text:style-name="P1"><text:s/>My preferred hours of work would be overnight.</text:p>
      <text:p text:style-name="P1"/>
      <text:p text:style-name="P1"><text:s/>I look forward to talking to you soon in more detail.</text:p>
      <text:p text:style-name="P1"/>
      <text:p text:style-name="P1"><text:s/>Regards</text:p>
      <text:p text:style-name="P1"><text:s/>Marc Edmond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" svg:font-family="'Segoe U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chelle Edmonds</meta:initial-creator>
    <meta:creation-date>2016-12-01T23:41:39.11</meta:creation-date>
    <meta:document-statistic meta:table-count="0" meta:image-count="0" meta:object-count="0" meta:page-count="2" meta:paragraph-count="11" meta:word-count="66" meta:character-count="386"/>
    <dc:date>2016-12-01T23:50:06.68</dc:date>
    <dc:creator>Rochelle Edmonds</dc:creator>
    <meta:editing-duration>PT8M30S</meta:editing-duration>
    <meta:editing-cycles>1</meta:editing-cycles>
    <meta:generator>OpenOffice/4.1.2$Win32 OpenOffice.org_project/412m3$Build-9782</meta:generator>
  </office:meta>
</office:document-meta>
</file>